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1" svg:font-family="'Helvetica Neue', Helvetica, Arial, sans-serif"/>
    <style:font-face style:name="Helvetica Neue" svg:font-family="'Helvetica Neue', Helvetica, Roboto,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3">
      <style:text-properties fo:font-variant="normal" fo:text-transform="none" fo:color="#00381f" style:font-name="Helvetica Neue" fo:font-size="16pt" fo:font-style="normal" style:text-underline-style="none" fo:font-weight="bold" officeooo:paragraph-rsid="0005491c" style:font-size-asian="16pt" style:font-weight-asian="bold" style:font-size-complex="16pt" style:font-weight-complex="bold"/>
    </style:style>
    <style:style style:name="P2" style:family="paragraph" style:parent-style-name="Heading_20_3">
      <style:text-properties style:use-window-font-color="true" fo:font-size="16pt" fo:font-weight="bold" officeooo:rsid="000bb62f" officeooo:paragraph-rsid="0005491c" fo:background-color="transparent" style:font-size-asian="16pt" style:font-weight-asian="bold" style:font-size-complex="16pt" style:font-weight-complex="bold"/>
    </style:style>
    <style:style style:name="P3" style:family="paragraph" style:parent-style-name="Standard">
      <style:text-properties officeooo:rsid="000611c7" officeooo:paragraph-rsid="000bb62f"/>
    </style:style>
    <style:style style:name="P4" style:family="paragraph" style:parent-style-name="Standard">
      <style:text-properties officeooo:rsid="0009fe2d" officeooo:paragraph-rsid="000bb62f"/>
    </style:style>
    <style:style style:name="P5" style:family="paragraph" style:parent-style-name="Standard">
      <style:text-properties fo:font-weight="bold" officeooo:rsid="0009fe2d" officeooo:paragraph-rsid="000bb62f" style:font-weight-asian="bold" style:font-weight-complex="bold"/>
    </style:style>
    <style:style style:name="P6" style:family="paragraph" style:parent-style-name="Standard">
      <style:text-properties fo:font-weight="bold" officeooo:rsid="000611c7" officeooo:paragraph-rsid="000bb62f" style:font-weight-asian="bold" style:font-weight-complex="bold"/>
    </style:style>
    <style:style style:name="P7" style:family="paragraph" style:parent-style-name="Standard">
      <style:text-properties fo:font-weight="bold" officeooo:rsid="000c223e" officeooo:paragraph-rsid="000c223e" style:font-weight-asian="bold" style:font-weight-complex="bold"/>
    </style:style>
    <style:style style:name="P8" style:family="paragraph" style:parent-style-name="Standard">
      <style:text-properties fo:font-weight="normal" officeooo:rsid="0009fe2d" officeooo:paragraph-rsid="000bb62f" style:font-weight-asian="normal" style:font-weight-complex="normal"/>
    </style:style>
    <style:style style:name="P9" style:family="paragraph" style:parent-style-name="Standard">
      <style:text-properties fo:font-variant="normal" fo:text-transform="none" fo:color="#00381f" style:font-name="Helvetica Neue" fo:font-size="16pt" fo:font-style="normal" style:text-underline-style="none" fo:font-weight="bold" officeooo:rsid="000611c7" officeooo:paragraph-rsid="000bb62f" style:font-size-asian="16pt" style:font-weight-asian="bold" style:font-size-complex="16pt" style:font-weight-complex="bold"/>
    </style:style>
    <style:style style:name="P10" style:family="paragraph" style:parent-style-name="Standard">
      <style:paragraph-properties fo:text-align="center" style:justify-single-word="false"/>
      <style:text-properties style:use-window-font-color="true" fo:font-size="16pt" fo:font-weight="bold" officeooo:rsid="000bb62f" officeooo:paragraph-rsid="000bb62f" fo:background-color="transparent" style:font-size-asian="16pt" style:font-weight-asian="bold" style:font-size-complex="16pt" style:font-weight-complex="bold"/>
    </style:style>
    <style:style style:name="P11" style:family="paragraph" style:parent-style-name="Standard">
      <style:paragraph-properties fo:text-align="center" style:justify-single-word="false"/>
      <style:text-properties style:use-window-font-color="true" fo:font-size="24pt" style:text-underline-style="solid" style:text-underline-width="auto" style:text-underline-color="font-color" fo:font-weight="bold" officeooo:rsid="000bb62f" officeooo:paragraph-rsid="000bb62f" fo:background-color="transparent" style:font-size-asian="24pt" style:font-weight-asian="bold" style:font-size-complex="24pt" style:font-weight-complex="bold"/>
    </style:style>
    <style:style style:name="P12" style:family="paragraph" style:parent-style-name="Standard">
      <style:text-properties officeooo:rsid="000dc28b" officeooo:paragraph-rsid="000dc28b"/>
    </style:style>
    <style:style style:name="P13" style:family="paragraph" style:parent-style-name="Standard">
      <style:text-properties fo:font-size="16pt" fo:font-weight="bold" officeooo:rsid="000dc28b" officeooo:paragraph-rsid="000dc28b"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8pt" fo:font-weight="bold" officeooo:rsid="0009fe2d" officeooo:paragraph-rsid="000ddd49" style:font-size-asian="18pt" style:font-weight-asian="bold" style:font-size-complex="18pt" style:font-weight-complex="bold"/>
    </style:style>
    <style:style style:name="P15" style:family="paragraph" style:parent-style-name="Standard">
      <style:paragraph-properties fo:text-align="center" style:justify-single-word="false"/>
      <style:text-properties fo:font-size="18pt" fo:font-weight="bold" officeooo:rsid="000dc28b" officeooo:paragraph-rsid="000dc28b" style:font-size-asian="18pt" style:font-weight-asian="bold" style:font-size-complex="18pt" style:font-weight-complex="bold"/>
    </style:style>
    <style:style style:name="P16" style:family="paragraph" style:parent-style-name="Standard">
      <style:text-properties officeooo:rsid="0011c088" officeooo:paragraph-rsid="0011c088"/>
    </style:style>
    <style:style style:name="P17" style:family="paragraph" style:parent-style-name="Standard">
      <style:paragraph-properties fo:break-before="page"/>
      <style:text-properties officeooo:rsid="000611c7" officeooo:paragraph-rsid="000611c7"/>
    </style:style>
    <style:style style:name="P18" style:family="paragraph" style:parent-style-name="Standard" style:list-style-name="L1">
      <style:text-properties fo:font-weight="normal" officeooo:rsid="0009fe2d" officeooo:paragraph-rsid="000bb62f" style:font-weight-asian="normal" style:font-weight-complex="normal"/>
    </style:style>
    <style:style style:name="P19" style:family="paragraph" style:parent-style-name="Standard" style:list-style-name="L2">
      <style:text-properties officeooo:rsid="000c223e" officeooo:paragraph-rsid="000c223e"/>
    </style:style>
    <style:style style:name="P20" style:family="paragraph" style:parent-style-name="Standard" style:list-style-name="L2">
      <style:text-properties officeooo:rsid="000c9e74" officeooo:paragraph-rsid="000c9e74"/>
    </style:style>
    <style:style style:name="P21" style:family="paragraph" style:parent-style-name="Standard" style:list-style-name="L3">
      <style:text-properties officeooo:rsid="0011c088" officeooo:paragraph-rsid="0011c088"/>
    </style:style>
    <style:style style:name="P22" style:family="paragraph" style:parent-style-name="Standard">
      <style:text-properties officeooo:rsid="00134c45" officeooo:paragraph-rsid="00134c45"/>
    </style:style>
    <style:style style:name="P23" style:family="paragraph" style:parent-style-name="Standard">
      <style:text-properties officeooo:rsid="00134c45" officeooo:paragraph-rsid="002624ab"/>
    </style:style>
    <style:style style:name="P24" style:family="paragraph" style:parent-style-name="Standard">
      <style:text-properties officeooo:rsid="000611c7" officeooo:paragraph-rsid="000bb62f"/>
    </style:style>
    <style:style style:name="P25" style:family="paragraph" style:parent-style-name="Standard">
      <style:text-properties fo:font-size="16pt" fo:font-weight="bold" officeooo:rsid="001918dc" officeooo:paragraph-rsid="001918dc" style:font-size-asian="16pt" style:font-weight-asian="bold" style:font-size-complex="16pt" style:font-weight-complex="bold"/>
    </style:style>
    <style:style style:name="P26" style:family="paragraph" style:parent-style-name="Standard">
      <style:paragraph-properties fo:text-align="center" style:justify-single-word="false"/>
      <style:text-properties fo:font-size="18pt" fo:font-weight="bold" officeooo:rsid="00134c45" officeooo:paragraph-rsid="00134c45" style:font-size-asian="18pt" style:font-weight-asian="bold" style:font-size-complex="18pt" style:font-weight-complex="bold"/>
    </style:style>
    <style:style style:name="P27" style:family="paragraph" style:parent-style-name="Standard">
      <style:text-properties fo:font-weight="bold" officeooo:rsid="0015c80a" officeooo:paragraph-rsid="0015c80a" style:font-weight-asian="bold" style:font-weight-complex="bold"/>
    </style:style>
    <style:style style:name="P28" style:family="paragraph" style:parent-style-name="Standard">
      <style:text-properties fo:font-weight="bold" officeooo:rsid="00285b69" officeooo:paragraph-rsid="00285b69" style:font-weight-asian="bold" style:font-weight-complex="bold"/>
    </style:style>
    <style:style style:name="P29" style:family="paragraph" style:parent-style-name="Standard">
      <style:text-properties fo:font-weight="bold" officeooo:rsid="0029fbd4" officeooo:paragraph-rsid="0029fbd4" style:font-weight-asian="bold" style:font-weight-complex="bold"/>
    </style:style>
    <style:style style:name="P30" style:family="paragraph" style:parent-style-name="Standard">
      <style:text-properties fo:font-weight="bold" officeooo:rsid="002b156b" officeooo:paragraph-rsid="002b156b" style:font-weight-asian="bold" style:font-weight-complex="bold"/>
    </style:style>
    <style:style style:name="P31" style:family="paragraph" style:parent-style-name="Standard">
      <style:text-properties fo:font-size="15pt" fo:font-weight="bold" officeooo:rsid="00134c45" officeooo:paragraph-rsid="00134c45" style:font-size-asian="15pt" style:font-weight-asian="bold" style:font-size-complex="15pt" style:font-weight-complex="bold"/>
    </style:style>
    <style:style style:name="P32" style:family="paragraph" style:parent-style-name="Standard">
      <style:text-properties fo:font-size="15pt" fo:font-weight="bold" officeooo:rsid="0025ae8d" officeooo:paragraph-rsid="0025ae8d" style:font-size-asian="15pt" style:font-weight-asian="bold" style:font-size-complex="15pt" style:font-weight-complex="bold"/>
    </style:style>
    <style:style style:name="P33" style:family="paragraph" style:parent-style-name="Standard">
      <style:text-properties fo:font-size="15pt" fo:font-weight="bold" officeooo:rsid="002624ab" officeooo:paragraph-rsid="002624ab" style:font-size-asian="15pt" style:font-weight-asian="bold" style:font-size-complex="15pt" style:font-weight-complex="bold"/>
    </style:style>
    <style:style style:name="P34" style:family="paragraph" style:parent-style-name="Standard">
      <style:text-properties fo:font-size="15pt" officeooo:rsid="000611c7" officeooo:paragraph-rsid="000bb62f" style:font-size-asian="15pt" style:font-size-complex="15pt"/>
    </style:style>
    <style:style style:name="P35" style:family="paragraph" style:parent-style-name="Standard">
      <style:text-properties officeooo:rsid="0015c80a" officeooo:paragraph-rsid="0015c80a"/>
    </style:style>
    <style:style style:name="P36" style:family="paragraph" style:parent-style-name="Standard" style:list-style-name="L5">
      <style:text-properties officeooo:rsid="0015c80a" officeooo:paragraph-rsid="0015c80a"/>
    </style:style>
    <style:style style:name="P37" style:family="paragraph" style:parent-style-name="Standard" style:list-style-name="L6">
      <style:text-properties officeooo:rsid="001918dc" officeooo:paragraph-rsid="001918dc"/>
    </style:style>
    <style:style style:name="P38" style:family="paragraph" style:parent-style-name="Standard" style:list-style-name="L6">
      <style:text-properties officeooo:rsid="001918dc" officeooo:paragraph-rsid="002624ab"/>
    </style:style>
    <style:style style:name="P39" style:family="paragraph" style:parent-style-name="Standard">
      <style:text-properties officeooo:rsid="001b94f1" officeooo:paragraph-rsid="001b94f1"/>
    </style:style>
    <style:style style:name="P40" style:family="paragraph" style:parent-style-name="Standard" style:list-style-name="L7">
      <style:text-properties officeooo:rsid="001b94f1" officeooo:paragraph-rsid="001b94f1"/>
    </style:style>
    <style:style style:name="P41" style:family="paragraph" style:parent-style-name="Standard">
      <style:text-properties officeooo:rsid="001b94f1" officeooo:paragraph-rsid="001ea1d6"/>
    </style:style>
    <style:style style:name="P42" style:family="paragraph" style:parent-style-name="Standard" style:list-style-name="L9">
      <style:text-properties officeooo:rsid="001b94f1" officeooo:paragraph-rsid="001b94f1"/>
    </style:style>
    <style:style style:name="P43" style:family="paragraph" style:parent-style-name="Standard">
      <style:text-properties officeooo:rsid="001ff1dc" officeooo:paragraph-rsid="0021ded4"/>
    </style:style>
    <style:style style:name="P44" style:family="paragraph" style:parent-style-name="Standard" style:list-style-name="L9">
      <style:text-properties officeooo:rsid="001ff1dc" officeooo:paragraph-rsid="0021ded4"/>
    </style:style>
    <style:style style:name="P45" style:family="paragraph" style:parent-style-name="Standard" style:list-style-name="L9">
      <style:text-properties officeooo:rsid="0021ded4" officeooo:paragraph-rsid="0021ded4"/>
    </style:style>
    <style:style style:name="P46" style:family="paragraph" style:parent-style-name="Standard" style:list-style-name="L10">
      <style:text-properties officeooo:rsid="0025ae8d" officeooo:paragraph-rsid="0025ae8d"/>
    </style:style>
    <style:style style:name="P47" style:family="paragraph" style:parent-style-name="Standard" style:list-style-name="L11">
      <style:text-properties officeooo:rsid="002624ab" officeooo:paragraph-rsid="002624ab"/>
    </style:style>
    <style:style style:name="P48" style:family="paragraph" style:parent-style-name="Standard" style:list-style-name="L12">
      <style:text-properties officeooo:rsid="00269a53" officeooo:paragraph-rsid="00269a53"/>
    </style:style>
    <style:style style:name="P49" style:family="paragraph" style:parent-style-name="Standard">
      <style:text-properties fo:font-size="14pt" fo:font-weight="bold" officeooo:rsid="00269a53" officeooo:paragraph-rsid="00269a53" style:font-size-asian="14pt" style:font-weight-asian="bold" style:font-size-complex="14pt" style:font-weight-complex="bold"/>
    </style:style>
    <style:style style:name="P50" style:family="paragraph" style:parent-style-name="Standard">
      <style:text-properties officeooo:rsid="00285b69" officeooo:paragraph-rsid="00285b69"/>
    </style:style>
    <style:style style:name="P51" style:family="paragraph" style:parent-style-name="Standard" style:list-style-name="L13">
      <style:text-properties officeooo:rsid="00285b69" officeooo:paragraph-rsid="00285b69"/>
    </style:style>
    <style:style style:name="P52" style:family="paragraph" style:parent-style-name="Standard">
      <style:text-properties officeooo:rsid="0029fbd4" officeooo:paragraph-rsid="0029fbd4"/>
    </style:style>
    <style:style style:name="P53" style:family="paragraph" style:parent-style-name="Standard" style:list-style-name="L14">
      <style:text-properties officeooo:rsid="0029fbd4" officeooo:paragraph-rsid="0029fbd4"/>
    </style:style>
    <style:style style:name="P54" style:family="paragraph" style:parent-style-name="Standard" style:list-style-name="L15">
      <style:text-properties officeooo:rsid="002b156b" officeooo:paragraph-rsid="002b156b"/>
    </style:style>
    <style:style style:name="P55" style:family="paragraph" style:parent-style-name="Text_20_body" style:list-style-name="L4">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3b3835" style:font-name="Helvetica Neue" fo:font-size="10.5pt" fo:letter-spacing="normal" fo:font-style="normal" fo:font-weight="normal" officeooo:paragraph-rsid="0005491c"/>
    </style:style>
    <style:style style:name="P56" style:family="paragraph" style:parent-style-name="Text_20_body" style:list-style-name="L4">
      <style:paragraph-properties fo:margin-left="0in" fo:margin-right="0in" fo:margin-top="0in" fo:margin-bottom="0in" loext:contextual-spacing="false" fo:line-height="160%" fo:orphans="2" fo:widows="2" fo:text-indent="0in" style:auto-text-indent="false" fo:padding="0in" fo:border="none"/>
    </style:style>
    <style:style style:name="P57" style:family="paragraph" style:parent-style-name="Heading_20_1">
      <style:text-properties fo:font-variant="normal" fo:text-transform="none" fo:color="#333333" style:font-name="Helvetica Neue1" fo:font-size="14pt" fo:letter-spacing="normal" fo:font-style="normal" fo:font-weight="bold" officeooo:rsid="000611c7" officeooo:paragraph-rsid="000bb62f" style:font-size-asian="14pt" style:font-size-complex="14pt"/>
    </style:style>
    <style:style style:name="P58" style:family="paragraph" style:parent-style-name="Heading_20_1">
      <style:text-properties fo:font-size="14pt" officeooo:rsid="000611c7" officeooo:paragraph-rsid="000bb62f" style:font-size-asian="14pt" style:font-size-complex="14pt"/>
    </style:style>
    <style:style style:name="T1" style:family="text">
      <style:text-properties fo:font-variant="normal" fo:text-transform="none" fo:color="#008ed2" style:text-line-through-style="none" style:text-line-through-type="none" style:font-name="Helvetica Neue" fo:font-size="10.5pt" fo:letter-spacing="normal" fo:font-style="normal" style:text-underline-style="none" fo:font-weight="normal" style:text-blinking="false" fo:background-color="transparent" loext:char-shading-value="0"/>
    </style:style>
    <style:style style:name="T2" style:family="text">
      <style:text-properties fo:font-variant="normal" fo:text-transform="none" fo:color="#3b3835" style:font-name="Helvetica Neue" fo:font-size="10.5pt" fo:letter-spacing="normal" fo:font-style="normal" fo:font-weight="normal"/>
    </style:style>
    <style:style style:name="T3" style:family="text">
      <style:text-properties fo:font-variant="normal" fo:text-transform="none" fo:color="#333333" style:font-name="Helvetica Neue1" fo:font-size="16pt" fo:letter-spacing="normal" fo:font-style="normal" fo:font-weight="bold" style:font-size-asian="16pt" style:font-size-complex="16pt"/>
    </style:style>
    <style:style style:name="T4" style:family="text">
      <style:text-properties fo:font-variant="normal" fo:text-transform="none" fo:color="#333333" style:font-name="Helvetica Neue1" fo:letter-spacing="normal" fo:font-style="normal" fo:font-weight="bold"/>
    </style:style>
    <style:style style:name="T5" style:family="text">
      <style:text-properties officeooo:rsid="000a5d14"/>
    </style:style>
    <style:style style:name="T6" style:family="text">
      <style:text-properties officeooo:rsid="000c9e74"/>
    </style:style>
    <style:style style:name="T7" style:family="text">
      <style:text-properties fo:font-size="16pt" fo:font-weight="bold" style:font-size-asian="16pt" style:font-weight-asian="bold" style:font-size-complex="16pt" style:font-weight-complex="bold"/>
    </style:style>
    <style:style style:name="T8" style:family="text">
      <style:text-properties fo:font-size="15pt" fo:font-weight="bold" style:font-size-asian="15pt" style:font-weight-asian="bold" style:font-size-complex="15pt" style:font-weight-complex="bold"/>
    </style:style>
    <style:style style:name="T9" style:family="text">
      <style:text-properties fo:font-size="15pt" fo:font-weight="bold" officeooo:rsid="001ea1d6" style:font-size-asian="15pt" style:font-weight-asian="bold" style:font-size-complex="15pt" style:font-weight-complex="bold"/>
    </style:style>
    <style:style style:name="T10" style:family="text">
      <style:text-properties officeooo:rsid="0021ded4"/>
    </style:style>
    <style:style style:name="T11" style:family="text">
      <style:text-properties officeooo:rsid="0023ca46"/>
    </style:style>
    <style:style style:name="T12" style:family="text">
      <style:text-properties officeooo:rsid="002cb68c"/>
    </style:style>
    <style:style style:name="T13" style:family="text">
      <style:text-properties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
      <text:p text:style-name="P11">Microservice Architecture</text:p>
      <text:p text:style-name="P10"/>
      <text:p text:style-name="P10"/>
      <text:p text:style-name="P14">Why Microservice?</text:p>
      <text:p text:style-name="P6"/>
      <text:p text:style-name="P6">What is a Microservice?</text:p>
      <text:p text:style-name="P3">The micrsoservice architecture is an approach to developing a single application as a suite of small services, each Services is independently deployble and communicating with another service via lightweight mechanisms.</text:p>
      <text:p text:style-name="P3"/>
      <text:p text:style-name="P3"/>
      <text:p text:style-name="P5">Why Microservice?</text:p>
      <text:list xml:id="list3684570563" text:style-name="L1">
        <text:list-item>
          <text:p text:style-name="P18">To understand Microservice need to understand pain of Monolith </text:p>
        </text:list-item>
        <text:list-item>
          <text:p text:style-name="P18">One large Code base</text:p>
        </text:list-item>
        <text:list-item>
          <text:p text:style-name="P18">Three t<text:span text:style-name="T5">ier</text:span> architecture, Three teams involve and blame game</text:p>
        </text:list-item>
        <text:list-item>
          <text:p text:style-name="P18">For a minimal change need to deploy the whole artifacts</text:p>
        </text:list-item>
        <text:list-item>
          <text:p text:style-name="P18">KT provides to Support teams, not added any value</text:p>
        </text:list-item>
      </text:list>
      <text:p text:style-name="P8"/>
      <text:p text:style-name="P8"/>
      <text:p text:style-name="P4"/>
      <text:p text:style-name="P7">Benefits of Microservice </text:p>
      <text:list xml:id="list1827650387" text:style-name="L2">
        <text:list-item>
          <text:p text:style-name="P19">Can use multiple language and database for any service<text:span text:style-name="T6">s</text:span></text:p>
        </text:list-item>
        <text:list-item>
          <text:p text:style-name="P20">Developers are concentrate on small services</text:p>
        </text:list-item>
        <text:list-item>
          <text:p text:style-name="P20">No Centralization and NO SPF</text:p>
        </text:list-item>
      </text:list>
      <text:p text:style-name="P4"/>
      <text:p text:style-name="P4"/>
      <text:p text:style-name="P4"/>
      <text:p text:style-name="P16"><text:span text:style-name="T7">Monolithic Software (Architecture):</text:span> we mainly use a three-tier architecture: </text:p>
      <text:list xml:id="list950911388" text:style-name="L3">
        <text:list-item>
          <text:p text:style-name="P21">Presentation layer (UI)</text:p>
        </text:list-item>
        <text:list-item>
          <text:p text:style-name="P21">Business layer (Programming)</text:p>
        </text:list-item>
        <text:list-item>
          <text:p text:style-name="P21">Database Access layer (DB)</text:p>
        </text:list-item>
      </text:list>
      <text:p text:style-name="P3"/>
      <text:p text:style-name="P3"/>
      <text:p text:style-name="P3"><text:a xlink:type="simple" xlink:href="https://javaonfly.blogspot.com/2016/07/microservices-basics.html" text:style-name="Internet_20_link" text:visited-style-name="Visited_20_Internet_20_Link">https://javaonfly.blogspot.com/2016/07/microservices-basics.html</text:a></text:p>
      <text:p text:style-name="P3"/>
      <text:p text:style-name="P3"/>
      <text:h text:style-name="P57" text:outline-level="1"><text:bookmark text:name="pattern-monolithic-architecture"/>Pattern: Monolithic Architecture</text:h>
      <text:p text:style-name="P34"><text:a xlink:type="simple" xlink:href="https://microservices.io/patterns/monolithic.html" text:style-name="Internet_20_link" text:visited-style-name="Visited_20_Internet_20_Link"><text:span text:style-name="T13">https://microservices.io/patterns/monolithic.html</text:span></text:a></text:p>
      <text:h text:style-name="P58" text:outline-level="1"><text:bookmark text:name="pattern-microservice-architecture"/><text:span text:style-name="T4">Pattern: Microservice Architecture</text:span></text:h>
      <text:p text:style-name="P3"><text:a xlink:type="simple" xlink:href="https://microservices.io/patterns/microservices.html" text:style-name="Internet_20_link" text:visited-style-name="Visited_20_Internet_20_Link"><text:span text:style-name="T13">https://microservices.io/patterns/microservices.html</text:span></text:a></text:p>
      <text:p text:style-name="P3"/>
      <text:p text:style-name="P3"><text:soft-page-break/></text:p>
      <text:p text:style-name="P3"/>
      <text:p text:style-name="P3"/>
      <text:p text:style-name="P3"/>
      <text:p text:style-name="P3"/>
      <text:p text:style-name="P3"/>
      <text:p text:style-name="P26">Microservice Components Overview</text:p>
      <text:p text:style-name="P22"/>
      <text:p text:style-name="P22"/>
      <text:p text:style-name="P22"/>
      <text:p text:style-name="P31">Microservice Pivot Components:</text:p>
      <text:p text:style-name="P22"/>
      <text:p text:style-name="P27">Microservice Architecture</text:p>
      <text:list xml:id="list1920863344" text:style-name="L5">
        <text:list-item>
          <text:p text:style-name="P36">Main Aim of Microservice is to make independent services which can be scaled on need basis (Horizontal scaling)</text:p>
        </text:list-item>
        <text:list-item>
          <text:p text:style-name="P36">As you can deploy the artifacts-- with containers or deploy in cloud or different services. Microservice architecture is different than Traditional architecture.</text:p>
        </text:list-item>
        <text:list-item>
          <text:p text:style-name="P36">We will discuss on important component on Microservice architecture.</text:p>
        </text:list-item>
      </text:list>
      <text:p text:style-name="P35"/>
      <text:p text:style-name="P35"/>
      <text:p text:style-name="P25">Microservice Components:</text:p>
      <text:list xml:id="list1532769571" text:style-name="L6">
        <text:list-item>
          <text:p text:style-name="P37">API Gateway (Zuul)</text:p>
        </text:list-item>
        <text:list-item>
          <text:p text:style-name="P37">Service Discovery (Eureka/Consul)</text:p>
        </text:list-item>
        <text:list-item>
          <text:p text:style-name="P37">Client side load balancing (Ribbon)</text:p>
        </text:list-item>
        <text:list-item>
          <text:p text:style-name="P37">Circuit Breaker (Hystrix)</text:p>
        </text:list-item>
        <text:list-item>
          <text:p text:style-name="P37">CI/CD (Jenkins)</text:p>
        </text:list-item>
        <text:list-item>
          <text:p text:style-name="P37">Tracing Checking (Chaos Monkey)</text:p>
        </text:list-item>
        <text:list-item>
          <text:p text:style-name="P37">Log Aggregator (Splunk, ELK)</text:p>
        </text:list-item>
      </text:list>
      <text:p text:style-name="P35"/>
      <text:p text:style-name="P41"><text:span text:style-name="T8">API Gateway </text:span><text:span text:style-name="T9">(</text:span><text:span text:style-name="T8">Zuul</text:span><text:span text:style-name="T9">)</text:span><text:span text:style-name="T8">:</text:span></text:p>
      <text:list xml:id="list2839749390" text:style-name="L7">
        <text:list-item>
          <text:p text:style-name="P40">All External system should not directly communicate with Microservice, in must go via Zuul.</text:p>
        </text:list-item>
        <text:list-item>
          <text:p text:style-name="P40">Zuul act as API Gateways.</text:p>
        </text:list-item>
        <text:list-item>
          <text:p text:style-name="P40">We can include any Security, Authentication, authorization code in Zuul by implementing filter.</text:p>
        </text:list-item>
        <text:list-item>
          <text:p text:style-name="P40">Zuul also can be used for Routing policies.</text:p>
        </text:list-item>
      </text:list>
      <text:p text:style-name="P39"><text:s/></text:p>
      <text:p text:style-name="P43"><text:span text:style-name="T8">Service Discovery (Eureka/Consul):</text:span></text:p>
      <text:list xml:id="list3804474435" text:style-name="L9">
        <text:list-item>
          <text:p text:style-name="P44"><text:span text:style-name="T10">All instances of services are register itself in to service discovery</text:span></text:p>
        </text:list-item>
        <text:list-item>
          <text:p text:style-name="P45">We can use Eureka and <text:s/>Consul for Service discovery</text:p>
        </text:list-item>
        <text:list-item>
          <text:p text:style-name="P45">Client Microservice<text:span text:style-name="T11">s discovers calling Microservice</text:span> instance using Service discovery. </text:p>
        </text:list-item>
        <text:list-item>
          <text:p text:style-name="P45">Service discovery manages all the instances of <text:span text:style-name="T12">different microservice, and update it’s registry</text:span> accordingly. </text:p>
          <text:p text:style-name="P42"/>
        </text:list-item>
      </text:list>
      <text:p text:style-name="P35"/>
      <text:p text:style-name="P32">Client Side Load Balancer:</text:p>
      <text:list xml:id="list2677650899" text:style-name="L10">
        <text:list-item>
          <text:p text:style-name="P46">Rather than communicate every time with Service discovery Microservices instance it selft can manages the pool of caller services and, Load balance the same when it is time to calling.</text:p>
        </text:list-item>
        <text:list-item>
          <text:p text:style-name="P46">We can use Ribbon for that.</text:p>
        </text:list-item>
      </text:list>
      <text:list xml:id="list175203397764543" text:continue-list="list1532769571" text:style-name="L6">
        <text:list-header>
          <text:p text:style-name="P38"><text:soft-page-break/></text:p>
        </text:list-header>
      </text:list>
      <text:p text:style-name="P23"/>
      <text:p text:style-name="P33">Circuit Breaker Implementation (Hystrix): </text:p>
      <text:list xml:id="list1037930141" text:style-name="L11">
        <text:list-item>
          <text:p text:style-name="P47">As to accomplish a Business functionality many Microservices are involved so it is likely that one of the services may down or failure, In that case to maintain the resiliency we can forward the call to a dummy or fallback path.</text:p>
        </text:list-item>
        <text:list-item>
          <text:p text:style-name="P47">Using Hystrix we can achieve the same.</text:p>
        </text:list-item>
      </text:list>
      <text:p text:style-name="P49">Tracing the Route: </text:p>
      <text:list xml:id="list2206644406" text:style-name="L12">
        <text:list-item>
          <text:p text:style-name="P48">As for a functionality, Many microservices involved failure is inventible, so to analysis the Root cause we want to know Which Microservice is failing By Tracing app we can see visually which Microservice fails, How long it takes to execute etc.</text:p>
        </text:list-item>
        <text:list-item>
          <text:p text:style-name="P48">We use Zipkin for the same.</text:p>
        </text:list-item>
      </text:list>
      <text:p text:style-name="P50"/>
      <text:p text:style-name="P28">CI/CD Implementation:</text:p>
      <text:list xml:id="list1206854341" text:style-name="L13">
        <text:list-item>
          <text:p text:style-name="P51">As Microservices should be deployed and Integrated multiple time we have to build a automated Pipeline we can use Jenkins for that.</text:p>
        </text:list-item>
      </text:list>
      <text:p text:style-name="P50"/>
      <text:p text:style-name="P29">Resiliency Testing:</text:p>
      <text:list xml:id="list3313267761" text:style-name="L14">
        <text:list-item>
          <text:p text:style-name="P53">As Microservices should be up all the time so If failure happens, How your system is stable we need to know, For that we can implement Chaos Monkey which random Knockdown a data center, It gives us a <text:s/>chance to use How resilient is our system.</text:p>
        </text:list-item>
      </text:list>
      <text:p text:style-name="P52"/>
      <text:p text:style-name="P30">Log Aggregator:</text:p>
      <text:list xml:id="list122647024" text:style-name="L15">
        <text:list-item>
          <text:p text:style-name="P54">As one Microservic can have multiple instance, If we have to search for log into each instances it is a cumbersome job, In reality impossible, so we have to create such a Log aggregate which consolidated all log and use to do a efficient search for debugging purpose.</text:p>
        </text:list-item>
        <text:list-item>
          <text:p text:style-name="P54">Splunk, ELK does that.</text:p>
        </text:list-item>
      </text:list>
      <text:p text:style-name="P22"/>
      <text:p text:style-name="P22"/>
      <text:p text:style-name="P22"/>
      <text:p text:style-name="P22"/>
      <text:p text:style-name="P22"/>
      <text:p text:style-name="P22"/>
      <text:p text:style-name="P22"/>
      <text:p text:style-name="P22"/>
      <text:p text:style-name="P22"/>
      <text:p text:style-name="P22"/>
      <text:p text:style-name="P3"/>
      <text:p text:style-name="P15">Microservices Characteristics</text:p>
      <text:p text:style-name="P13"/>
      <text:p text:style-name="P12"/>
      <text:p text:style-name="P9"/>
      <text:h text:style-name="P1" text:outline-level="3"><text:soft-page-break/></text:h>
      <text:h text:style-name="P1" text:outline-level="3"/>
      <text:h text:style-name="P1" text:outline-level="3"/>
      <text:h text:style-name="P1" text:outline-level="3"/>
      <text:h text:style-name="P1" text:outline-level="3"/>
      <text:h text:style-name="P1" text:outline-level="3"/>
      <text:h text:style-name="P1" text:outline-level="3">Understanding Microservices</text:h>
      <text:list xml:id="list1981514772" text:style-name="L4">
        <text:list-item>
          <text:p text:style-name="P55">1Understanding Microservices Lego building for your platform</text:p>
        </text:list-item>
        <text:list-item>
          <text:p text:style-name="P56"><text:a xlink:type="simple" xlink:href="https://image.slidesharecdn.com/microservices-extended-170203182431/95/understanding-microservices-2-638.jpg?cb=1487147855" office:target-frame-name="_blank" xlink:show="new" text:style-name="Internet_20_link" text:visited-style-name="Visited_20_Internet_20_Link"><text:span text:style-name="T1">2. </text:span></text:a><text:span text:style-name="T2">About Me     M A Hossain Tonu    @Vantage Labs Dhaka mahtonu@vantage.com   Authored the title “PHP Application Development with NetBeans: Beginner's Guide” mahtonu.wordpress.com</text:span></text:p>
        </text:list-item>
        <text:list-item>
          <text:p text:style-name="P56"><text:a xlink:type="simple" xlink:href="https://image.slidesharecdn.com/microservices-extended-170203182431/95/understanding-microservices-3-638.jpg?cb=1487147855" office:target-frame-name="_blank" xlink:show="new" text:style-name="Internet_20_link" text:visited-style-name="Visited_20_Internet_20_Link"><text:span text:style-name="T1">3. </text:span></text:a><text:span text:style-name="T2">Imagine a local railway platform…</text:span></text:p>
        </text:list-item>
        <text:list-item>
          <text:p text:style-name="P56"><text:a xlink:type="simple" xlink:href="https://image.slidesharecdn.com/microservices-extended-170203182431/95/understanding-microservices-4-638.jpg?cb=1487147855" office:target-frame-name="_blank" xlink:show="new" text:style-name="Internet_20_link" text:visited-style-name="Visited_20_Internet_20_Link"><text:span text:style-name="T1">4. </text:span></text:a><text:span text:style-name="T2">Scenarios!</text:span></text:p>
        </text:list-item>
        <text:list-item>
          <text:p text:style-name="P56"><text:a xlink:type="simple" xlink:href="https://image.slidesharecdn.com/microservices-extended-170203182431/95/understanding-microservices-5-638.jpg?cb=1487147855" office:target-frame-name="_blank" xlink:show="new" text:style-name="Internet_20_link" text:visited-style-name="Visited_20_Internet_20_Link"><text:span text:style-name="T1">5. </text:span></text:a><text:span text:style-name="T2">• Few small agile teams (co-located in different ofﬁces + remote team) working on multiple products • When it comes to Refactor • Failure and blame game is On • New members joins in • Worried about scalability? • and so on..</text:span></text:p>
        </text:list-item>
        <text:list-item>
          <text:p text:style-name="P56"><text:a xlink:type="simple" xlink:href="https://image.slidesharecdn.com/microservices-extended-170203182431/95/understanding-microservices-6-638.jpg?cb=1487147855" office:target-frame-name="_blank" xlink:show="new" text:style-name="Internet_20_link" text:visited-style-name="Visited_20_Internet_20_Link"><text:span text:style-name="T1">6. </text:span></text:a><text:span text:style-name="T2">Monolithic App vs Microservices</text:span></text:p>
        </text:list-item>
        <text:list-item>
          <text:p text:style-name="P56"><text:a xlink:type="simple" xlink:href="https://image.slidesharecdn.com/microservices-extended-170203182431/95/understanding-microservices-7-638.jpg?cb=1487147855" office:target-frame-name="_blank" xlink:show="new" text:style-name="Internet_20_link" text:visited-style-name="Visited_20_Internet_20_Link"><text:span text:style-name="T1">7. </text:span></text:a><text:span text:style-name="T2">• A monolithic application built as a single unit. • Enterprise Applications = a client-side user interface + a database + a server-side application. • Change cycles are tied together - a change made to a small part of the application, requires the entire monolith to be rebuilt and deployed. • Over time it's often hard to keep a good modular structure, making it harder to keep changes that ought to only affect one module within that module. • Scaling requires scaling of the entire application rather than parts of it that require greater resource.</text:span></text:p>
        </text:list-item>
        <text:list-item>
          <text:p text:style-name="P56"><text:a xlink:type="simple" xlink:href="https://image.slidesharecdn.com/microservices-extended-170203182431/95/understanding-microservices-8-638.jpg?cb=1487147855" office:target-frame-name="_blank" xlink:show="new" text:style-name="Internet_20_link" text:visited-style-name="Visited_20_Internet_20_Link"><text:span text:style-name="T1">8. </text:span></text:a><text:span text:style-name="T2">Microservice?</text:span></text:p>
        </text:list-item>
        <text:list-item>
          <text:p text:style-name="P56"><text:a xlink:type="simple" xlink:href="https://image.slidesharecdn.com/microservices-extended-170203182431/95/understanding-microservices-9-638.jpg?cb=1487147855" office:target-frame-name="_blank" xlink:show="new" text:style-name="Internet_20_link" text:visited-style-name="Visited_20_Internet_20_Link"><text:span text:style-name="T1">9. </text:span></text:a><text:span text:style-name="T2">No ofﬁcial deﬁnition, No Standards,   But has a set of Characteristics</text:span></text:p>
        </text:list-item>
        <text:list-item>
          <text:p text:style-name="P56"><text:a xlink:type="simple" xlink:href="https://image.slidesharecdn.com/microservices-extended-170203182431/95/understanding-microservices-10-638.jpg?cb=1487147855" office:target-frame-name="_blank" xlink:show="new" text:style-name="Internet_20_link" text:visited-style-name="Visited_20_Internet_20_Link"><text:span text:style-name="T1">10. </text:span></text:a><text:span text:style-name="T2">In short, the microservice architectural style is an approach to developing a single application as a suite of small services, each running in its own process and communicating with lightweight mechanisms, often an HTTP resource API.</text:span></text:p>
        </text:list-item>
        <text:list-item>
          <text:p text:style-name="P56"><text:a xlink:type="simple" xlink:href="https://image.slidesharecdn.com/microservices-extended-170203182431/95/understanding-microservices-11-638.jpg?cb=1487147855" office:target-frame-name="_blank" xlink:show="new" text:style-name="Internet_20_link" text:visited-style-name="Visited_20_Internet_20_Link"><text:span text:style-name="T1">11. </text:span></text:a><text:span text:style-name="T2">Architectural Pattern • The microservices approach is a ﬁrst realisation of SOA that followed the introduction of DevOps and is becoming more popular for building continuously </text:span><text:soft-page-break/><text:span text:style-name="T2">deployed systems. • In a microservices architecture, services should have a small granularity and the protocols should be lightweight. • Reinforced by the Single Responsibility Principle</text:span></text:p>
        </text:list-item>
        <text:list-item>
          <text:p text:style-name="P56"><text:a xlink:type="simple" xlink:href="https://image.slidesharecdn.com/microservices-extended-170203182431/95/understanding-microservices-12-638.jpg?cb=1487147855" office:target-frame-name="_blank" xlink:show="new" text:style-name="Internet_20_link" text:visited-style-name="Visited_20_Internet_20_Link"><text:span text:style-name="T1">12. </text:span></text:a><text:span text:style-name="T2">Why? • Failure isolation (yes, you’ll be greatful when it comes to debugging issue in production, and you have clear boundaries of each service responsibilities) • Decentralized data management • Super fast deployments to independent components (microservices) • Scalability • Flexibility</text:span></text:p>
        </text:list-item>
        <text:list-item>
          <text:p text:style-name="P56"><text:a xlink:type="simple" xlink:href="https://image.slidesharecdn.com/microservices-extended-170203182431/95/understanding-microservices-13-638.jpg?cb=1487147855" office:target-frame-name="_blank" xlink:show="new" text:style-name="Internet_20_link" text:visited-style-name="Visited_20_Internet_20_Link"><text:span text:style-name="T1">13. </text:span></text:a><text:span text:style-name="T2">Beneﬁts • Distributing different responsibilities of the system into different smaller services • Decreases the coupling • Easier to change and add functions and qualities to the system • Allows the architecture of an individual service to emerge through continuous refactoring • Reduces the need for a big up-front design and allows for releasing software early and continuously.</text:span></text:p>
        </text:list-item>
        <text:list-item>
          <text:p text:style-name="P56"><text:a xlink:type="simple" xlink:href="https://image.slidesharecdn.com/microservices-extended-170203182431/95/understanding-microservices-14-638.jpg?cb=1487147855" office:target-frame-name="_blank" xlink:show="new" text:style-name="Internet_20_link" text:visited-style-name="Visited_20_Internet_20_Link"><text:span text:style-name="T1">14. </text:span></text:a><text:span text:style-name="T2">Beneﬁts • Implemented using different programming languages, databases, hardware and software environment, depending on what ﬁts best. • Small in size, messaging enabled, bounded by contexts, autonomously developed, independently deployable, decentralized and built and released with automated processes • Design for Failures</text:span></text:p>
        </text:list-item>
        <text:list-item>
          <text:p text:style-name="P56"><text:a xlink:type="simple" xlink:href="https://image.slidesharecdn.com/microservices-extended-170203182431/95/understanding-microservices-15-638.jpg?cb=1487147855" office:target-frame-name="_blank" xlink:show="new" text:style-name="Internet_20_link" text:visited-style-name="Visited_20_Internet_20_Link"><text:span text:style-name="T1">15. </text:span></text:a><text:span text:style-name="T2">Criticism • Network latency, message formats, load balancing and fault tolerance • Inter-service calls over a network have a higher cost in terms of network latency and message processing time than in-process calls within a monolithic service process • Moving responsibilities between services is more difﬁcult. It may involve communication between different teams, rewriting the functionality in another language or ﬁtting it into a different infrastructure</text:span></text:p>
        </text:list-item>
        <text:list-item>
          <text:p text:style-name="P56"><text:a xlink:type="simple" xlink:href="https://image.slidesharecdn.com/microservices-extended-170203182431/95/understanding-microservices-16-638.jpg?cb=1487147855" office:target-frame-name="_blank" xlink:show="new" text:style-name="Internet_20_link" text:visited-style-name="Visited_20_Internet_20_Link"><text:span text:style-name="T1">16. </text:span></text:a><text:span text:style-name="T2">Prerequisites • Rapid Provisioning • Basic Monitoring • Rapid Application Deployment • Devops Culture</text:span></text:p>
        </text:list-item>
        <text:list-item>
          <text:p text:style-name="P56"><text:a xlink:type="simple" xlink:href="https://image.slidesharecdn.com/microservices-extended-170203182431/95/understanding-microservices-17-638.jpg?cb=1487147855" office:target-frame-name="_blank" xlink:show="new" text:style-name="Internet_20_link" text:visited-style-name="Visited_20_Internet_20_Link"><text:span text:style-name="T1">17. </text:span></text:a><text:span text:style-name="T2">Case Study:   Sample Microservices for an  E-Commerce Platform</text:span></text:p>
        </text:list-item>
        <text:list-item>
          <text:p text:style-name="P56"><text:a xlink:type="simple" xlink:href="https://image.slidesharecdn.com/microservices-extended-170203182431/95/understanding-microservices-18-638.jpg?cb=1487147855" office:target-frame-name="_blank" xlink:show="new" text:style-name="Internet_20_link" text:visited-style-name="Visited_20_Internet_20_Link"><text:span text:style-name="T1">18. </text:span></text:a><text:span text:style-name="T2">An e-commerce platform that • Talks JSON over HTTP • User interface: • Web frontend (javascript client) • iOS app • Android app • Third-party clients</text:span></text:p>
        </text:list-item>
        <text:list-item>
          <text:p text:style-name="P56"><text:a xlink:type="simple" xlink:href="https://image.slidesharecdn.com/microservices-extended-170203182431/95/understanding-microservices-19-638.jpg?cb=1487147855" office:target-frame-name="_blank" xlink:show="new" text:style-name="Internet_20_link" text:visited-style-name="Visited_20_Internet_20_Link"><text:span text:style-name="T1">19. </text:span></text:a><text:span text:style-name="T2">E-commerce: Deﬁne Scopes • User accounts • Catalog • Cart and Checkout • Orders processing • Inventory</text:span></text:p>
        </text:list-item>
        <text:list-item>
          <text:p text:style-name="P56"><text:a xlink:type="simple" xlink:href="https://image.slidesharecdn.com/microservices-extended-170203182431/95/understanding-microservices-20-638.jpg?cb=1487147855" office:target-frame-name="_blank" xlink:show="new" text:style-name="Internet_20_link" text:visited-style-name="Visited_20_Internet_20_Link"><text:span text:style-name="T1">20. </text:span></text:a><text:span text:style-name="T2">Monolithic way</text:span></text:p>
        </text:list-item>
        <text:list-item>
          <text:p text:style-name="P56"><text:a xlink:type="simple" xlink:href="https://image.slidesharecdn.com/microservices-extended-170203182431/95/understanding-microservices-21-638.jpg?cb=1487147855" office:target-frame-name="_blank" xlink:show="new" text:style-name="Internet_20_link" text:visited-style-name="Visited_20_Internet_20_Link"><text:span text:style-name="T1">21. </text:span></text:a><text:span text:style-name="T2">• ALL requests that user makes follow this pattern: • Request delivered to app • App reaches out to memcache to see if there’s cached version of that resource • If no, then it makes query to get resource from database • Simple, easy, not so scalable. From both: development and performance perspectives. • Imagine 30 people working on same app codebase - nightmare! I bet in effective agile environment, they’ll have quite a few problems </text:span><text:soft-page-break/><text:span text:style-name="T2">and these will be amongst them: • Slow and clumsy releases • Hard to manage incoming changes • Lack of continuous delivery • Struggling with time it takes to manage codebase and keep all in sync</text:span></text:p>
        </text:list-item>
        <text:list-item>
          <text:p text:style-name="P56"><text:a xlink:type="simple" xlink:href="https://image.slidesharecdn.com/microservices-extended-170203182431/95/understanding-microservices-22-638.jpg?cb=1487147855" office:target-frame-name="_blank" xlink:show="new" text:style-name="Internet_20_link" text:visited-style-name="Visited_20_Internet_20_Link"><text:span text:style-name="T1">22. </text:span></text:a><text:span text:style-name="T2">Microservices way</text:span></text:p>
        </text:list-item>
        <text:list-item>
          <text:p text:style-name="P56"><text:a xlink:type="simple" xlink:href="https://image.slidesharecdn.com/microservices-extended-170203182431/95/understanding-microservices-23-638.jpg?cb=1487147855" office:target-frame-name="_blank" xlink:show="new" text:style-name="Internet_20_link" text:visited-style-name="Visited_20_Internet_20_Link"><text:span text:style-name="T1">23. </text:span></text:a><text:span text:style-name="T2">• Talks json • Logically (and ideally physically) isolated from others • Doesn’t share resources with other apps • Has it’s own codebase • Has clearly deﬁned data ownership</text:span></text:p>
        </text:list-item>
        <text:list-item>
          <text:p text:style-name="P56"><text:a xlink:type="simple" xlink:href="https://image.slidesharecdn.com/microservices-extended-170203182431/95/understanding-microservices-24-638.jpg?cb=1487147855" office:target-frame-name="_blank" xlink:show="new" text:style-name="Internet_20_link" text:visited-style-name="Visited_20_Internet_20_Link"><text:span text:style-name="T1">24. </text:span></text:a><text:span text:style-name="T2">• Independent deployments • Issues are easier to diagnose and debug • More maintainable codebase • More testable application</text:span></text:p>
        </text:list-item>
        <text:list-item>
          <text:p text:style-name="P56"><text:a xlink:type="simple" xlink:href="https://image.slidesharecdn.com/microservices-extended-170203182431/95/understanding-microservices-25-638.jpg?cb=1487147855" office:target-frame-name="_blank" xlink:show="new" text:style-name="Internet_20_link" text:visited-style-name="Visited_20_Internet_20_Link"><text:span text:style-name="T1">25. </text:span></text:a><text:span text:style-name="T2">Known users • Pivotal • Uber • Netﬂix • Google • Amazon • Salesforce • Soundcloud</text:span></text:p>
        </text:list-item>
        <text:list-item>
          <text:p text:style-name="P56"><text:a xlink:type="simple" xlink:href="https://image.slidesharecdn.com/microservices-extended-170203182431/95/understanding-microservices-26-638.jpg?cb=1487147855" office:target-frame-name="_blank" xlink:show="new" text:style-name="Internet_20_link" text:visited-style-name="Visited_20_Internet_20_Link"><text:span text:style-name="T1">26. </text:span></text:a><text:span text:style-name="T2">Implementations</text:span></text:p>
        </text:list-item>
        <text:list-item>
          <text:p text:style-name="P56"><text:a xlink:type="simple" xlink:href="https://image.slidesharecdn.com/microservices-extended-170203182431/95/understanding-microservices-27-638.jpg?cb=1487147855" office:target-frame-name="_blank" xlink:show="new" text:style-name="Internet_20_link" text:visited-style-name="Visited_20_Internet_20_Link"><text:span text:style-name="T1">27. </text:span></text:a><text:span text:style-name="T2">Docker • Package the microservice as a (Docker) container image. • Deploy each service instance as a container. • Scaling is done based on changing the number of container instances. • Building, deploying, and starting microservice will be much faster as we are using Docker containers (which is much faster than a regular VM)</text:span></text:p>
        </text:list-item>
        <text:list-item>
          <text:p text:style-name="P56"><text:a xlink:type="simple" xlink:href="https://image.slidesharecdn.com/microservices-extended-170203182431/95/understanding-microservices-28-638.jpg?cb=1487147855" office:target-frame-name="_blank" xlink:show="new" text:style-name="Internet_20_link" text:visited-style-name="Visited_20_Internet_20_Link"><text:span text:style-name="T1">28. </text:span></text:a><text:span text:style-name="T2">References • Martin Fowler’s Microservices: https:// martinfowler.com/articles/microservices.html • Photo courtesy: martinfowler.com</text:span></text:p>
        </text:list-item>
      </text:list>
      <text:p text:style-name="Standard"/>
      <text:p text:style-name="Standard"/>
      <text:p text:style-name="Standard"/>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1" svg:font-family="'Helvetica Neue', Helvetica, Arial, sans-serif"/>
    <style:font-face style:name="Helvetica Neue" svg:font-family="'Helvetica Neue', Helvetica, Roboto,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7T11:00:43.359647599</meta:creation-date>
    <dc:date>2018-11-18T17:52:03.001825454</dc:date>
    <meta:editing-duration>PT3H57M33S</meta:editing-duration>
    <meta:editing-cycles>35</meta:editing-cycles>
    <meta:generator>LibreOffice/6.0.6.2$Linux_X86_64 LibreOffice_project/00m0$Build-2</meta:generator>
    <meta:document-statistic meta:table-count="0" meta:image-count="0" meta:object-count="0" meta:page-count="7" meta:paragraph-count="96" meta:word-count="1465" meta:character-count="9310" meta:non-whitespace-character-count="7983"/>
  </office:meta>
</office:document-meta>
</file>